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gradient" draw:fill-gradient-name="Midnight" draw:gradient-step-count="0"/>
    </style:style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Midnight" draw:style="linear" draw:start-color="#000000" draw:end-color="#2a6099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9T20:27:52.010084634</meta:creation-date>
    <dc:date>2021-06-19T20:29:11.272960907</dc:date>
    <meta:editing-duration>PT1M19S</meta:editing-duration>
    <meta:editing-cycles>1</meta:editing-cycles>
    <meta:document-statistic meta:object-count="0"/>
    <meta:generator>LibreOffice/6.4.7.2$Linux_X86_64 LibreOffice_project/40$Build-2</meta:generator>
  </office:meta>
</office:document-meta>
</file>